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9.502cm" fo:margin-left="0cm" fo:margin-right="0cm" style:page-number="auto" table:align="margins" style:writing-mode="page"/>
    </style:style>
    <style:style style:name="Таблица1.A" style:family="table-column">
      <style:table-column-properties style:column-width="9.502cm" style:rel-column-width="65535*"/>
    </style:style>
    <style:style style:name="Таблица1.1" style:family="table-row">
      <style:table-row-properties style:min-row-height="4.359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2.247cm"/>
    </style:style>
    <style:style style:name="Таблица1.3" style:family="table-row">
      <style:table-row-properties style:min-row-height="6.334cm"/>
    </style:style>
    <style:style style:name="Таблица1.4" style:family="table-row">
      <style:table-row-properties style:min-row-height="1.284cm"/>
    </style:style>
    <style:style style:name="Таблица3" style:family="table">
      <style:table-properties style:width="9.499cm" fo:margin-left="0cm" fo:margin-right="0.004cm" fo:break-before="page" table:align="margins" style:writing-mode="page"/>
    </style:style>
    <style:style style:name="Таблица3.A" style:family="table-column">
      <style:table-column-properties style:column-width="1.198cm" style:rel-column-width="8263*"/>
    </style:style>
    <style:style style:name="Таблица3.B" style:family="table-column">
      <style:table-column-properties style:column-width="2.798cm" style:rel-column-width="19301*"/>
    </style:style>
    <style:style style:name="Таблица3.C" style:family="table-column">
      <style:table-column-properties style:column-width="4.988cm" style:rel-column-width="34416*"/>
    </style:style>
    <style:style style:name="Таблица3.D" style:family="table-column">
      <style:table-column-properties style:column-width="0.515cm" style:rel-column-width="3555*"/>
    </style:style>
    <style:style style:name="Таблица3.A1" style:family="table-cell">
      <style:table-cell-properties fo:padding="0cm" fo:border="none"/>
    </style:style>
    <style:style style:name="Таблица3.2" style:family="table-row">
      <style:table-row-properties style:min-row-height="4.002cm"/>
    </style:style>
    <style:style style:name="Таблица3.3" style:family="table-row">
      <style:table-row-properties style:min-row-height="7.539cm"/>
    </style:style>
    <style:style style:name="Таблица3.4" style:family="table-row">
      <style:table-row-properties style:min-row-height="1.295c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0.388cm" fo:text-align="justify" style:justify-single-word="false" fo:text-indent="0cm" style:auto-text-indent="false" style:page-number="auto" fo:background-color="transparent" style:writing-mode="page"/>
      <style:text-properties officeooo:paragraph-rsid="01222ec5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0.388cm" fo:text-align="justify" style:justify-single-word="false" fo:text-indent="0cm" style:auto-text-indent="false" style:page-number="auto" fo:background-color="transparent" style:writing-mode="page"/>
      <style:text-properties officeooo:paragraph-rsid="015c242a" style:text-scale="98%"/>
    </style:style>
    <style:style style:name="P4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529cm" fo:text-align="center" style:justify-single-word="false" fo:orphans="2" fo:widows="2" fo:text-indent="0c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5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6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529cm" fo:text-align="center" style:justify-single-word="false" fo:text-indent="0cm" style:auto-text-indent="false" fo:background-color="transparent" style:writing-mode="page"/>
      <style:text-properties style:font-name="Liberation Serif4" fo:font-size="13pt" fo:font-weight="bold" officeooo:rsid="0174fde9" officeooo:paragraph-rsid="0174fde9" style:font-size-asian="13pt" style:font-weight-asian="bold" style:font-name-complex="Liberation Serif4" style:font-size-complex="13pt"/>
    </style:style>
    <style:style style:name="P7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transparent" style:writing-mode="page"/>
      <style:text-properties fo:text-transform="uppercase" style:font-name="Liberation Serif4" fo:font-size="13pt" fo:font-weight="bold" officeooo:rsid="0174fde9" officeooo:paragraph-rsid="0174fde9" style:font-size-asian="13pt" style:font-weight-asian="bold" style:font-name-complex="Liberation Serif4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0.353cm" fo:text-align="center" style:justify-single-word="false" fo:text-indent="0cm" style:auto-text-indent="false" fo:background-color="transparent" style:shadow="none" style:snap-to-layout-grid="false" style:writing-mode="page"/>
      <style:text-properties officeooo:paragraph-rsid="01222ec5" style:font-name-complex="Liberation Serif4" style:font-size-complex="10pt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0.353cm" fo:text-align="center" style:justify-single-word="false" fo:text-indent="0cm" style:auto-text-indent="false" style:page-number="auto" fo:background-color="transparent" style:shadow="none" style:snap-to-layout-grid="false" style:writing-mode="page"/>
      <style:text-properties officeooo:paragraph-rsid="01222ec5"/>
    </style:style>
    <style:style style:name="P10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8.213c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page">
        <style:tab-stops>
          <style:tab-stop style:position="8.213c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2" style:family="paragraph" style:parent-style-name="Standard">
      <style:paragraph-properties fo:line-height="0.388cm"/>
    </style:style>
    <style:style style:name="P13" style:family="paragraph" style:parent-style-name="Standard">
      <style:text-properties style:font-name="Liberation Serif4" fo:font-size="8pt" style:font-size-asian="8pt" style:font-name-complex="Liberation Serif4" style:font-size-complex="8pt"/>
    </style:style>
    <style:style style:name="P14" style:family="paragraph" style:parent-style-name="Standard">
      <style:paragraph-properties fo:line-height="0.392cm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.212cm" loext:contextual-spacing="false" fo:line-height="0.388cm"/>
      <style:text-properties style:font-name="Liberation Serif4" fo:font-size="8pt" style:font-size-asian="8pt" style:font-name-complex="Liberation Serif4" style:font-size-complex="8pt"/>
    </style:style>
    <style:style style:name="P17" style:family="paragraph" style:parent-style-name="Standard">
      <style:paragraph-properties fo:margin-top="0cm" fo:margin-bottom="0.212cm" loext:contextual-spacing="false" fo:line-height="0.388cm"/>
      <style:text-properties fo:font-size="8pt" style:font-size-asian="8pt" style:font-size-complex="8pt"/>
    </style:style>
    <style:style style:name="P18" style:family="paragraph" style:parent-style-name="Standard">
      <style:paragraph-properties fo:margin-top="0cm" fo:margin-bottom="0.212cm" loext:contextual-spacing="false" fo:line-height="0.388cm"/>
      <style:text-properties fo:font-size="9pt" style:font-size-asian="9pt" style:font-size-complex="9pt"/>
    </style:style>
    <style:style style:name="P19" style:family="paragraph" style:parent-style-name="Standard">
      <style:paragraph-properties fo:line-height="100%" fo:text-align="start" style:justify-single-word="false" style:writing-mode="page">
        <style:tab-stops>
          <style:tab-stop style:position="0.508cm"/>
        </style:tab-stops>
      </style:paragraph-properties>
      <style:text-properties style:font-name="Liberation Serif4" fo:font-size="10pt" officeooo:paragraph-rsid="01222ec5" style:font-size-asian="10pt" style:font-name-complex="Liberation Serif4" style:font-size-complex="10pt"/>
    </style:style>
    <style:style style:name="P20" style:family="paragraph" style:parent-style-name="Standard">
      <style:paragraph-properties fo:line-height="100%" fo:text-align="start" style:justify-single-word="false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1" style:family="paragraph" style:parent-style-name="Standard">
      <style:paragraph-properties fo:line-height="100%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2" style:family="paragraph" style:parent-style-name="Standard">
      <style:paragraph-properties fo:line-height="0.353cm" fo:text-align="center" style:justify-single-word="false" style:writing-mode="page"/>
      <style:text-properties officeooo:paragraph-rsid="01222ec5"/>
    </style:style>
    <style:style style:name="P23" style:family="paragraph" style:parent-style-name="Standard">
      <style:paragraph-properties fo:margin-top="0cm" fo:margin-bottom="0cm" loext:contextual-spacing="false" fo:line-height="0.353cm" fo:text-align="center" style:justify-single-word="false" style:writing-mode="page"/>
      <style:text-properties officeooo:paragraph-rsid="0127d72f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88cm" fo:text-indent="0.499c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0.353cm" fo:text-align="justify" style:justify-single-word="false" fo:hyphenation-ladder-count="no-limit" fo:text-indent="0.499cm" style:auto-text-indent="false" style:page-number="auto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26" style:family="paragraph" style:parent-style-name="Standard">
      <style:paragraph-properties fo:margin-top="0.349cm" fo:margin-bottom="0cm" loext:contextual-spacing="false" fo:line-height="0.388cm" fo:text-align="center" style:justify-single-word="false"/>
      <style:text-properties fo:font-size="10pt" officeooo:paragraph-rsid="01222ec5" style:font-size-asian="10pt" style:font-size-complex="10pt"/>
    </style:style>
    <style:style style:name="P27" style:family="paragraph" style:parent-style-name="Standard">
      <style:paragraph-properties fo:margin-top="0.15cm" fo:margin-bottom="0.15cm" loext:contextual-spacing="false" fo:line-height="0.388c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0.388cm" fo:text-align="start" style:justify-single-word="false" fo:text-indent="0.275cm" style:auto-text-indent="false" fo:background-color="transparent" style:writing-mode="page">
        <style:tab-stops>
          <style:tab-stop style:position="8.213c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justify" style:justify-single-word="false" fo:hyphenation-ladder-count="no-limit" fo:text-indent="0.45c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officeooo:paragraph-rsid="01372d1b"/>
    </style:style>
    <style:style style:name="P32" style:family="paragraph" style:parent-style-name="Standard">
      <style:paragraph-properties fo:margin-top="0.199cm" fo:margin-bottom="0cm" loext:contextual-spacing="false" fo:line-height="100%"/>
      <style:text-properties style:font-name="Liberation Serif4" fo:font-size="10pt" fo:font-weight="bold" officeooo:rsid="0174fde9" officeooo:paragraph-rsid="0174fde9" style:font-size-asian="10pt" style:font-weight-asian="bold" style:font-name-complex="Liberation Serif4" style:font-size-complex="10pt" style:font-weight-complex="bold"/>
    </style:style>
    <style:style style:name="P33" style:family="paragraph" style:parent-style-name="Standard">
      <style:paragraph-properties fo:margin-top="0.212cm" fo:margin-bottom="0.353cm" loext:contextual-spacing="false" fo:line-height="0.388cm"/>
    </style:style>
    <style:style style:name="P34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5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true" fo:line-height="0.43cm" fo:text-align="center" style:justify-single-word="false" fo:orphans="2" fo:widows="3" fo:hyphenation-ladder-count="3" fo:text-indent="0cm" style:auto-text-indent="false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36" style:family="paragraph" style:parent-style-name="Text_20_body" style:master-page-name="Содержание">
      <loext:graphic-properties draw:fill="none" draw:fill-image-width="0cm" draw:fill-image-height="0cm"/>
      <style:paragraph-properties fo:margin-left="0cm" fo:margin-right="0cm" fo:margin-top="0cm" fo:margin-bottom="0cm" loext:contextual-spacing="true" fo:line-height="0.43cm" fo:text-align="center" style:justify-single-word="false" fo:orphans="2" fo:widows="3" fo:hyphenation-ladder-count="3" fo:text-indent="0cm" style:auto-text-indent="false" style:page-number="auto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37" style:family="paragraph" style:parent-style-name="Text_20_body" style:master-page-name="Задний_20_форзац">
      <style:paragraph-properties fo:margin-left="0cm" fo:margin-right="0cm" fo:margin-top="0.212cm" fo:margin-bottom="0cm" loext:contextual-spacing="false" fo:line-height="0.388cm" fo:text-indent="0cm" style:auto-text-indent="false" style:page-number="auto"/>
      <style:text-properties style:font-name="Liberation Serif4" fo:font-size="9pt" officeooo:paragraph-rsid="0156fe5f" style:font-size-asian="9pt" style:font-name-complex="Liberation Serif4" style:font-size-complex="9pt"/>
    </style:style>
    <style:style style:name="P38" style:family="paragraph" style:parent-style-name="Text_20_body">
      <style:paragraph-properties fo:margin-left="0cm" fo:margin-right="0cm" fo:margin-top="0.15cm" fo:margin-bottom="0cm" loext:contextual-spacing="false" fo:text-indent="0cm" style:auto-text-indent="false"/>
      <style:text-properties style:font-name="Liberation Serif4" fo:font-size="10pt" fo:font-weight="bold" officeooo:rsid="0174fde9" style:font-size-asian="10pt" style:font-weight-asian="bold" style:font-name-complex="Liberation Serif4" style:font-size-complex="10pt"/>
    </style:style>
    <style:style style:name="P39" style:family="paragraph" style:parent-style-name="Heading_20_3" style:list-style-name="" style:master-page-name="Страница_20_издания">
      <style:paragraph-properties fo:margin-top="0cm" fo:margin-bottom="0.441cm" loext:contextual-spacing="false" fo:line-height="100%" fo:text-align="center" style:justify-single-word="false" style:page-number="auto"/>
      <style:text-properties fo:font-size="10pt" fo:language="en" fo:country="US" officeooo:paragraph-rsid="0156fe5f" style:font-size-asian="10pt" style:font-size-complex="10pt"/>
    </style:style>
    <style:style style:name="P40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4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2" style:family="paragraph" style:parent-style-name="Heading_20_8">
      <style:paragraph-properties fo:margin-top="0.15cm" fo:margin-bottom="0.15cm" loext:contextual-spacing="false" fo:line-height="0.388cm" fo:text-align="center" style:justify-single-word="false" style:shadow="none" style:snap-to-layout-grid="false" style:writing-mode="page"/>
      <style:text-properties fo:font-size="9pt" fo:font-style="normal" officeooo:paragraph-rsid="01222ec5" style:font-size-asian="9pt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4" fo:font-size="8pt" style:font-size-asian="8pt" style:font-name-complex="Liberation Serif4"/>
    </style:style>
    <style:style style:name="T3" style:family="text">
      <style:text-properties style:font-name="Liberation Serif4" fo:font-size="8pt" fo:font-style="italic" style:font-size-asian="8pt" style:font-style-asian="italic" style:font-name-complex="Liberation Serif4"/>
    </style:style>
    <style:style style:name="T4" style:family="text">
      <style:text-properties style:font-name="Liberation Serif4" fo:font-size="9pt" fo:font-style="italic" style:font-size-asian="9pt" style:font-style-asian="italic"/>
    </style:style>
    <style:style style:name="T5" style:family="text">
      <style:text-properties style:font-name="Liberation Serif4" fo:font-size="9pt" fo:font-style="italic" style:font-size-asian="9pt" style:font-style-asian="italic" style:font-name-complex="Liberation Serif4"/>
    </style:style>
    <style:style style:name="T6" style:family="text">
      <style:text-properties style:font-name="Liberation Serif4" fo:font-size="9pt" fo:font-style="italic" style:font-size-asian="9pt" style:font-style-asian="italic" style:font-name-complex="Liberation Serif4" style:font-size-complex="9pt"/>
    </style:style>
    <style:style style:name="T7" style:family="text">
      <style:text-properties style:font-name="Liberation Serif4" fo:font-size="9pt" fo:font-style="italic" fo:font-weight="normal" style:font-size-asian="9pt" style:font-style-asian="italic" style:font-weight-asian="normal" style:font-name-complex="Liberation Serif4" style:font-size-complex="9pt" style:font-weight-complex="normal"/>
    </style:style>
    <style:style style:name="T8" style:family="text">
      <style:text-properties style:font-name="Liberation Serif4" fo:font-size="9pt" fo:language="en" fo:country="US" style:font-size-asian="9pt" style:font-name-complex="Liberation Serif4" style:font-size-complex="9pt"/>
    </style:style>
    <style:style style:name="T9" style:family="text">
      <style:text-properties style:font-name="Liberation Serif4" fo:font-size="9pt" fo:language="en" fo:country="US" fo:font-weight="normal" style:font-size-asian="9pt" style:font-weight-asian="normal" style:font-name-complex="Liberation Serif4" style:font-size-complex="9pt" style:font-weight-complex="normal"/>
    </style:style>
    <style:style style:name="T10" style:family="text">
      <style:text-properties style:font-name="Liberation Serif4" fo:font-size="9pt" style:font-size-asian="9pt"/>
    </style:style>
    <style:style style:name="T11" style:family="text">
      <style:text-properties style:font-name="Liberation Serif4" fo:font-size="9pt" style:font-size-asian="9pt" style:font-name-complex="Liberation Serif4"/>
    </style:style>
    <style:style style:name="T12" style:family="text">
      <style:text-properties style:font-name="Liberation Serif4" fo:font-size="9pt" style:font-size-asian="9pt" style:font-name-complex="Liberation Serif4" style:font-size-complex="9pt"/>
    </style:style>
    <style:style style:name="T13" style:family="text">
      <style:text-properties style:font-name="Liberation Serif4" fo:font-size="9pt" fo:font-weight="normal" style:font-size-asian="9pt" style:font-weight-asian="normal" style:font-name-complex="Liberation Serif4" style:font-size-complex="9pt" style:font-weight-complex="normal"/>
    </style:style>
    <style:style style:name="T14" style:family="text">
      <style:text-properties style:font-name="Liberation Serif4" style:font-name-complex="Liberation Serif4"/>
    </style:style>
    <style:style style:name="T15" style:family="text">
      <style:text-properties style:font-name="Liberation Serif4" fo:language="en" fo:country="US" style:font-name-complex="Liberation Serif4"/>
    </style:style>
    <style:style style:name="T16" style:family="text">
      <style:text-properties style:font-name="Liberation Serif4" fo:font-weight="bold" style:font-weight-asian="bold" style:font-name-complex="Liberation Serif4" style:font-weight-complex="bold"/>
    </style:style>
    <style:style style:name="T17" style:family="text">
      <style:text-properties style:font-name="Liberation Serif4" fo:font-size="10pt" fo:font-weight="bold" style:font-size-asian="10pt" style:font-weight-asian="bold" style:font-name-complex="Liberation Serif4" style:font-size-complex="10pt"/>
    </style:style>
    <style:style style:name="T18" style:family="text">
      <style:text-properties style:font-name="Liberation Serif4" fo:font-size="10pt" style:font-size-asian="10pt" style:font-name-complex="Liberation Serif4" style:font-size-complex="10pt"/>
    </style:style>
    <style:style style:name="T19" style:family="text">
      <style:text-properties style:font-name="Liberation Serif4" fo:font-size="10pt" fo:language="en" fo:country="US" style:font-size-asian="10pt" style:font-name-complex="Liberation Serif4" style:font-size-complex="10pt"/>
    </style:style>
    <style:style style:name="T20" style:family="text">
      <style:text-properties style:font-name="Liberation Serif4" fo:font-style="italic" style:font-style-asian="italic" style:font-name-complex="Liberation Serif4"/>
    </style:style>
    <style:style style:name="T21" style:family="text">
      <style:text-properties style:text-scale="96%"/>
    </style:style>
    <style:style style:name="T22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0">Российская Академия Наук</text:p>
            <text:p text:style-name="P15">Институт философии</text:p>
          </table:table-cell>
        </table:table-row>
        <table:table-row table:style-name="Таблица1.2">
          <table:table-cell table:style-name="Таблица1.A1" office:value-type="string">
            <text:p text:style-name="P6">Авторы</text:p>
          </table:table-cell>
        </table:table-row>
        <table:table-row table:style-name="Таблица1.3">
          <table:table-cell table:style-name="Таблица1.A1" office:value-type="string">
            <text:p text:style-name="P7">Название</text:p>
          </table:table-cell>
        </table:table-row>
        <table:table-row table:style-name="Таблица1.4">
          <table:table-cell table:style-name="Таблица1.A1" office:value-type="string">
            <text:p text:style-name="P4">Москва</text:p>
            <text:p text:style-name="P5"><text:user-field-get style:data-style-name="N0" text:name="год">2019</text:user-field-get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0">УДК 111.82</text:p>
            <text:p text:style-name="P21">ББК 15.56</text:p>
            <text:p text:style-name="P19">Г 95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26"><text:span text:style-name="T16">В авторской </text:span><text:span text:style-name="T1">редакции</text:span></text:p>
            <text:p text:style-name="P42">Авторы</text:p>
            <text:p text:style-name="P22"><text:span text:style-name="T7">П.С. Гуревич</text:span><text:span text:style-name="T12"> – Введение; Разд. </text:span><text:span text:style-name="T8">I</text:span><text:span text:style-name="T12">, Гл. 1, 2; Разд. </text:span><text:span text:style-name="T8">II</text:span><text:span text:style-name="T12">, Гл. 1; </text:span></text:p>
            <text:p text:style-name="P22"><text:span text:style-name="T12">Разд. </text:span><text:span text:style-name="T8">IV</text:span><text:span text:style-name="T12">, Гл. 1; Заключение <text:line-break/></text:span><text:span text:style-name="T7">Э.М. Спирова</text:span><text:span text:style-name="T9"> </text:span><text:span text:style-name="T13">–</text:span><text:span text:style-name="T12"> Введение; Разд. </text:span><text:span text:style-name="T8">II</text:span><text:span text:style-name="T12">, Гл. 2; Разд. </text:span><text:span text:style-name="T8">III</text:span><text:span text:style-name="T12">, Гл. </text:span><text:span text:style-name="T8">1, </text:span><text:span text:style-name="T12">2; </text:span></text:p>
            <text:p text:style-name="P23"><text:span text:style-name="T12">Разд. </text:span><text:span text:style-name="T8">IV</text:span><text:span text:style-name="T12">, Гл. </text:span><text:span text:style-name="T8">2</text:span><text:span text:style-name="T12">;</text:span><text:span text:style-name="T8"> </text:span><text:span text:style-name="T12">Заключение</text:span></text:p>
            <text:p text:style-name="P27">Рецензенты</text:p>
            <text:p text:style-name="P9"><text:span text:style-name="T11">д-р филос. наук </text:span><text:span text:style-name="T5">Ю.В. Олейников</text:span></text:p>
            <text:p text:style-name="P8"><text:span text:style-name="T10">д-р филос. наук </text:span><text:span text:style-name="T4">С.А. Храпов</text:span>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4">Г 95</text:p>
          </table:table-cell>
          <table:table-cell table:style-name="Таблица3.A1" table:number-columns-spanned="2" office:value-type="string">
            <text:p text:style-name="P3"><text:span text:style-name="T17">Гуревич, П.С. </text:span><text:span text:style-name="T18">Грани человеческого бытия [Текст] / Рос. акад. наук, Ин-т философии ; П.С. Гуревич, Э.М. Спирова. – М. : ИФ РАН, 2016. – 173 с. ; 20 см. – Рез.: англ. – Библиогр.: с. 165 – 170. – 500 экз. – </text:span><text:span text:style-name="T19">ISBN</text:span><text:span text:style-name="T18"> 978-5-9540-0305-5.</text:span></text:p>
            <text:p text:style-name="P24"/>
            <text:p text:style-name="P25">Авторы монографии вводят в категориальный аппарат философской антропологии новое понятие – «грани человеческого бытия». Анализируются такие феномены, как труд, любовь, игра, жизнь и смерть. Проводится различие между человеческими экзистенциалами и гранями человеческого бытия. Грани характеризуют пределы человеческого существования, без них наличие человека как особого рода сущего немыслимо. Грани человеческого бытия универсальны. Они пронизывают наиболее значимые формы жизнедеятельности человека.</text:p>
            <text:p text:style-name="P29">Книга представляет интерес для научных работников и пре<text:span text:style-name="T21">подавателей вузов, а также рекомендуется для массового читателя.</text:span></text:p>
          </table:table-cell>
          <table:covered-table-cell/>
          <table:table-cell table:style-name="Таблица3.A1" office:value-type="string">
            <text:p text:style-name="P2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28">ISBN 978-5-9540-0305-5</text:p>
          </table:table-cell>
          <table:covered-table-cell/>
          <table:table-cell table:style-name="Таблица3.A1" table:number-columns-spanned="2" office:value-type="string">
            <text:p text:style-name="P10">© Гуревич П.С., <text:user-field-get style:data-style-name="N0" text:name="год">2019</text:user-field-get></text:p>
            <text:p text:style-name="P10">© Спирова Э.М., <text:user-field-get style:data-style-name="N0" text:name="год">2019</text:user-field-get></text:p>
            <text:p text:style-name="P11">© Институт философии РАН, <text:user-field-get style:data-style-name="N0" text:name="год">2019</text:user-field-get></text:p>
          </table:table-cell>
          <table:covered-table-cell/>
        </table:table-row>
      </table:table>
      <text:p text:style-name="P36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35"/>
      <text:p text:style-name="P34">Contents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31"/>
      <text:h text:style-name="P39" text:outline-level="3"/>
      <text:p text:style-name="P37">Научное издание</text:p>
      <text:p text:style-name="P38">Авторы</text:p>
      <text:p text:style-name="P32">Название</text:p>
      <text:p text:style-name="P33"><text:span text:style-name="T3">Утверждено к печати Ученым советом<text:line-break/>Института философии РАН<text:line-break/></text:span><text:span text:style-name="T2">Художник </text:span><text:span text:style-name="T5">Н.Е. Кожинова</text:span></text:p>
      <text:p text:style-name="P12"><text:span text:style-name="T2">Технический редактор </text:span><text:span text:style-name="T5">Ю.А. Аношина</text:span></text:p>
      <text:p text:style-name="Standard"><text:span text:style-name="T2">Корректор </text:span><text:span text:style-name="T6">А.А. Гусева</text:span></text:p>
      <text:p text:style-name="P16">Лицензия ЛР № 020831 от 12.10.98 г.</text:p>
      <text:p text:style-name="P17"><text:span text:style-name="T14">Подписано в печать с оригинал-макета 21.06.16.<text:line-break/>Формат 60х84 1/16. Печать офсетная. Гарнитура </text:span><text:span text:style-name="T15">Times</text:span><text:span text:style-name="T14"> </text:span><text:span text:style-name="T15">New</text:span><text:span text:style-name="T14"> </text:span><text:span text:style-name="T15">Roman</text:span><text:span text:style-name="T14">.<text:line-break/>Усл. печ. л. 11,0. Уч.-изд. л. 8,72. Тираж 500 экз. Заказ № 14.</text:span></text:p>
      <text:p text:style-name="P17"><text:span text:style-name="T14">Оригинал-макет изготовлен в Институте философии РАН<text:line-break/>Компьютерный набор: </text:span><text:span text:style-name="T20">Т.В. Прохорова</text:span><text:span text:style-name="T14"><text:line-break/>Компьютерная верстка: </text:span><text:span text:style-name="T20">Ю.А. Аношина</text:span></text:p>
      <text:p text:style-name="P13">Отпечатано в ЦОП Института философии РАН<text:line-break/>109240, г. Москва, ул. Гончарная, д. 12, стр. 1</text:p>
      <text:p text:style-name="P18"><text:span text:style-name="T14">Информацию о наших изданиях см. на сайте Института философии<text:line-break/>http://iph.ras.ru/</text:span><text:span text:style-name="T15">arhive</text:span><text:span text:style-name="T14">.</text:span><text:span text:style-name="T15">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true" fo:line-height="0.43cm" fo:text-align="justify" style:justify-single-word="false" fo:orphans="2" fo:widows="3" fo:hyphenation-ladder-count="3" fo:text-indent="0.7c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cm" draw:fill-image-height="0cm"/>
      <style:paragraph-properties fo:margin-left="0.499cm" fo:margin-right="0cm" fo:line-height="100%" fo:text-align="justify" style:justify-single-word="false" fo:hyphenation-ladder-count="no-limit" fo:text-indent="-0.499c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3.799cm" loext:contextual-spacing="false" fo:text-align="center" style:justify-single-word="false" fo:text-indent="0c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cm" fo:margin-bottom="0.55cm" loext:contextual-spacing="true" fo:line-height="100%" fo:text-align="center" style:justify-single-word="false" style:register-true="true" fo:text-indent="0c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cm" fo:margin-bottom="0.226c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049cm" fo:margin-bottom="0cm" loext:contextual-spacing="false" fo:line-height="0.388cm" fo:text-align="justify" style:justify-single-word="false" style:page-number="auto" style:shadow="none" style:writing-mode="page"/>
      <style:text-properties fo:font-size="10pt" fo:letter-spacing="-0.004cm" style:font-size-asian="10.5pt"/>
    </style:style>
    <style:style style:name="Эпиграф" style:family="paragraph" style:parent-style-name="Standard">
      <style:paragraph-properties fo:margin-top="0cm" fo:margin-bottom="0.275c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cm" fo:margin-bottom="0.441cm" loext:contextual-spacing="false" fo:line-height="100%" fo:text-indent="0c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41cm" fo:margin-bottom="0.441cm" loext:contextual-spacing="false" fo:text-indent="0c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margin-top="0cm" fo:margin-bottom="0cm" loext:contextual-spacing="true" fo:line-height="0.37cm" fo:text-align="justify" style:justify-single-word="false" fo:text-indent="0.7cm" style:auto-text-indent="false" style:writing-mode="page"/>
      <style:text-properties fo:font-size="10pt" fo:letter-spacing="-0.004c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cm" fo:margin-bottom="0.275c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03c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03cm" fo:border-left="none" fo:border-right="none" fo:border-top="none" fo:border-bottom="0.51pt solid #000000" style:shadow="none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0.499cm" fo:margin-right="0cm" fo:margin-top="0cm" fo:margin-bottom="0.3cm" loext:contextual-spacing="false" fo:line-height="100%" fo:text-align="justify" style:justify-single-word="false" fo:hyphenation-ladder-count="no-limit" fo:text-indent="0cm" style:auto-text-indent="false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100%" fo:text-align="justify" style:justify-single-word="false" style:writing-mode="page"/>
      <style:text-properties fo:font-size="10pt" style:font-size-asian="10pt" style:font-size-complex="10pt"/>
    </style:style>
    <style:style style:name="Основной_20_текст_20_2" style:display-name="Основной текст 2" style:family="paragraph" style:parent-style-name="Standard">
      <style:paragraph-properties fo:line-height="0.423cm" fo:orphans="0" fo:widows="0"/>
      <style:text-properties style:font-name="NewtonC" fo:font-family="NewtonC" style:font-family-generic="swiss" style:font-pitch="variable" fo:font-size="11pt" fo:font-weight="bold" style:font-size-asian="11pt" style:font-weight-asian="bold" style:font-name-complex="NewtonC" style:font-family-complex="NewtonC" style:font-family-generic-complex="swiss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Liberation Serif4" fo:font-family="'Liberation Serif'" style:font-family-generic="roman" style:font-pitch="variable" fo:font-size="12pt" fo:language="ru" fo:country="RU" style:font-name-asian="Liberation Serif4" style:font-family-asian="'Liberation Serif'" style:font-family-generic-asian="roman" style:font-pitch-asian="variable" style:font-size-asian="12pt" style:language-asian="zh" style:country-asian="CN" style:font-name-complex="Liberation Serif4" style:font-family-complex="'Liberation Serif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, 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language-asian="zh" style:country-asian="CN" style:font-name-complex="Times" style:font-family-complex="Times, 'Liberation Serif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Без_20_интервала">
      <style:paragraph-properties fo:margin-left="0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Список_20_памятки_20_для_20_авторов" style:display-name="Список памятки для авторов" style:family="paragraph" style:parent-style-name="Standard" style:list-style-name="WW8Num5">
      <loext:graphic-properties draw:fill="none" draw:fill-color="#729fcf"/>
      <style:paragraph-properties fo:margin-left="0.6cm" fo:margin-right="0cm" fo:line-height="100%" fo:text-align="justify" style:justify-single-word="false" style:register-true="true" fo:text-indent="-0.6cm" style:auto-text-indent="false" fo:background-color="transparent" style:writing-mode="pag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212cm" fo:margin-bottom="0.423cm" loext:contextual-spacing="false" fo:line-height="0.388cm" fo:text-align="center" style:justify-single-word="false" fo:text-indent="0c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212cm" loext:contextual-spacing="false" fo:text-align="center" style:justify-single-word="false" fo:keep-together="always" fo:orphans="0" fo:widows="0" fo:text-indent="0c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353cm" loext:contextual-spacing="false" fo:line-height="0.706c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Contents_20_1" style:display-name="Contents 1" style:family="paragraph" style:next-style-name="Standard" style:class="index" style:master-page-name="">
      <loext:graphic-properties draw:fill-image-width="0cm" draw:fill-image-height="0cm"/>
      <style:paragraph-properties fo:margin-left="0cm" fo:margin-right="0cm" fo:margin-top="0.275cm" fo:margin-bottom="0.275cm" loext:contextual-spacing="false" fo:line-height="100%" fo:text-align="center" style:justify-single-word="false" fo:orphans="2" fo:widows="2" fo:text-indent="0cm" style:auto-text-indent="false" style:page-number="auto" style:shadow="none" style:text-autospace="none" style:punctuation-wrap="simple" style:vertical-align="baseline" style:writing-mode="page">
        <style:tab-stops>
          <style:tab-stop style:position="9.5cm" style:type="right" style:leader-style="dotted" style:leader-text="."/>
        </style:tab-stops>
      </style:paragraph-properties>
      <style:text-properties fo:font-variant="normal" fo:text-transform="none" style:use-window-font-color="true" style:font-name="Liberation Serif4" fo:font-family="'Liberation Serif'" style:font-family-generic="roman" style:font-pitch="variable" fo:font-size="9pt" fo:language="ru" fo:country="RU" fo:font-weight="bold" style:font-name-asian="Liberation Serif4" style:font-family-asian="'Liberation Serif'" style:font-family-generic-asian="roman" style:font-pitch-asian="variable" style:font-size-asian="10pt" style:font-weight-asian="bold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cm" fo:margin-right="0cm" fo:margin-top="0cm" fo:margin-bottom="0.09cm" loext:contextual-spacing="false" fo:line-height="150%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>
        <style:tab-stops>
          <style:tab-stop style:position="9.5cm" style:type="right" style:leader-style="dotted" style:leader-text="."/>
          <style:tab-stop style:position="12cm" style:type="right" style:leader-style="dotted" style:leader-text=".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line-height="150%" fo:orphans="0" fo:widows="0" fo:text-indent="0c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Стиль" style:family="paragraph" style:next-style-name="Footnote">
      <style:paragraph-properties fo:margin-left="0.591cm" fo:margin-right="0cm" fo:line-height="0.353cm" fo:text-align="justify" style:justify-single-word="false" fo:orphans="2" fo:widows="2" fo:text-indent="-0.591cm" style:auto-text-indent="false">
        <style:tab-stops>
          <style:tab-stop style:position="0.591c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zh" style:country-asian="CN" style:font-name-complex="Liberation Serif4" style:font-family-complex="'Liberation Serif'" style:font-family-generic-complex="roman" style:font-pitch-complex="variable" style:font-size-complex="9pt" style:language-complex="ar" style:country-complex="SA"/>
    </style:style>
    <style:style style:name="Endnote" style:family="paragraph" style:parent-style-name="Standard" style:class="extra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</style:style>
    <style:style style:name="Указатель2" style:family="paragraph" style:parent-style-name="Standard">
      <style:paragraph-properties text:number-lines="false" text:line-number="0"/>
    </style:style>
    <style:style style:name="Указатель3" style:family="paragraph" style:parent-style-name="Standard">
      <style:paragraph-properties text:number-lines="false" text:line-number="0"/>
      <style:text-properties style:font-name-complex="PMingLiU" style:font-family-complex="PMingLiU, 新細明體" style:font-family-generic-complex="roman" style:font-pitch-complex="variable"/>
    </style:style>
    <style:style style:name="эпиграф" style:family="paragraph">
      <style:paragraph-properties fo:margin-left="8.001cm" fo:margin-right="0cm" fo:margin-top="0cm" fo:margin-bottom="0.212cm" loext:contextual-spacing="false" fo:line-height="0.353cm" fo:text-align="justify" style:justify-single-word="false" fo:orphans="2" fo:widows="2" fo:text-indent="0.76cm" style:auto-text-indent="false"/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ko" style:country-asian="KR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Заголовок_20_1_20__2b__20__28_латиница_29__20_Liberation_20_Serif" style:display-name="Стиль Заголовок 1 + (латиница) Liberation Serif" style:family="paragraph" style:parent-style-name="Heading_20_1" style:next-style-name="Text_20_body" style:default-outline-level="" style:list-style-name="">
      <style:text-properties style:font-weight-complex="bold"/>
    </style:style>
    <style:style style:name="Стиль_20_Оглавление_20_3_20__2b__20_Перед_3a__20__20_6_20_пт" style:display-name="Стиль Оглавление 3 + Перед:  6 пт" style:family="paragraph">
      <style:paragraph-properties fo:margin-left="1.7cm" fo:margin-right="0cm" fo:margin-top="0.212cm" fo:margin-bottom="0cm" loext:contextual-spacing="false" fo:orphans="2" fo:widows="2" fo:text-indent="0cm" style:auto-text-indent="false"/>
      <style:text-properties style:use-window-font-color="true" style:font-name="Liberation Serif4" fo:font-family="'Liberation Serif'" style:font-family-generic="roman" style:font-pitch="variable" fo:font-size="10pt" fo:language="ru" fo:country="RU" style:letter-kerning="true" style:font-name-asian="Liberation Serif4" style:font-family-asian="'Liberation Serif'" style:font-family-generic-asian="roman" style:font-pitch-asian="variable" style:font-size-asian="10pt" style:language-asian="zh" style:country-asian="CN" style:font-name-complex="Liberation Serif4" style:font-family-complex="'Liberation Serif'" style:font-family-generic-complex="roman" style:font-pitch-complex="variable" style:font-size-complex="10pt" style:language-complex="hi" style:country-complex="IN"/>
    </style:style>
    <style:style style:name="Стиль_20_Оглавление_20_3_20__2b__20_После_3a__20__20_6_20_пт" style:display-name="Стиль Оглавление 3 + После:  6 пт" style:family="paragraph" style:parent-style-name="Contents_20_3">
      <style:paragraph-properties fo:margin-left="1.7cm" fo:margin-right="0cm" fo:margin-top="0cm" fo:margin-bottom="0.212cm" loext:contextual-spacing="false" fo:text-indent="0.7cm" style:auto-text-indent="false"/>
    </style:style>
    <style:style style:name="Стиль_20_Текст_20_сноски_20__2b__20_полужирный_20_курсив" style:display-name="Стиль Текст сноски + полужирный курсив" style:family="paragraph" style:next-style-name="Footnote">
      <style:paragraph-properties fo:margin-left="0.591cm" fo:margin-right="0cm" fo:line-height="0.353cm" fo:text-align="justify" style:justify-single-word="false" fo:orphans="2" fo:widows="2" fo:text-indent="-0.591cm" style:auto-text-indent="false">
        <style:tab-stops>
          <style:tab-stop style:position="0.591c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font-name-complex="Calibri" style:font-family-complex="Calibri, 'Trebuchet MS'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Стиль_20_Заголовок_20_3_20__2b__20_Liberation_20_Serif_20_12_20_пт" style:display-name="Стиль Заголовок 3 + Liberation Serif 12 пт" style:family="paragraph">
      <style:paragraph-properties fo:orphans="2" fo:widows="2"/>
      <style:text-properties style:use-window-font-color="true" style:font-name="Liberation Serif4" fo:font-family="'Liberation Serif'" style:font-family-generic="roman" style:font-pitch="variable" fo:font-size="12pt" fo:language="ru" fo:country="RU" fo:font-weight="bold" style:font-name-asian="Liberation Serif4" style:font-family-asian="'Liberation Serif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Обычный_20__28_веб_29__20__2b__20_Calibri_20_10_20_пт_20_По_20_ширине_20_После_3a__20__20_Авто" style:display-name="Стиль Обычный (веб) + Calibri 10 пт По ширине После:  Авто" style:family="paragraph">
      <style:paragraph-properties fo:margin-top="0cm" fo:margin-bottom="0.423cm" loext:contextual-spacing="false" fo:text-align="justify" style:justify-single-word="false" fo:orphans="2" fo:widows="2"/>
      <style:text-properties style:use-window-font-color="true" style:font-name="Liberation Serif4" fo:font-family="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Обычный_20__28_веб_29__20__2b__20_10_20_пт_20_курсив_20_После_3a__20__20_Авто" style:display-name="Стиль Обычный (веб) + 10 пт курсив После:  Авто" style:family="paragraph" style:parent-style-name="Обычный_20__28_веб_29_">
      <style:paragraph-properties fo:margin-top="0cm" fo:margin-bottom="0cm" loext:contextual-spacing="false"/>
      <style:text-properties fo:font-size="10pt" fo:font-style="italic" style:font-size-asian="10pt" style:font-style-asian="italic" style:font-style-complex="italic"/>
    </style:style>
    <style:style style:name="Стиль_20_Основной_20_текст_20__2b__20_14_20_пт" style:display-name="Стиль Основной текст + 14 пт" style:family="paragraph" style:next-style-name="Text_20_body">
      <style:paragraph-properties fo:margin-left="0cm" fo:margin-right="0cm" fo:line-height="0.423cm" fo:text-align="justify" style:justify-single-word="false" fo:orphans="2" fo:widows="2" fo:text-indent="0.7cm" style:auto-text-indent="false"/>
      <style:text-properties style:use-window-font-color="true" style:font-name="Liberation Serif4" fo:font-family="'Liberation Serif'" style:font-family-generic="roman" style:font-pitch="variable" fo:font-size="11pt" fo:language="ru" fo:country="RU" style:font-name-asian="Liberation Serif4" style:font-family-asian="'Liberation Serif'" style:font-family-generic-asian="roman" style:font-pitch-asian="variable" style:font-size-asian="11pt" style:font-name-complex="Liberation Serif4" style:font-family-complex="'Liberation Serif'" style:font-family-generic-complex="roman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epigraph" style:family="paragraph" style:parent-style-name="Standard">
      <style:paragraph-properties fo:margin-left="6.001cm" fo:margin-right="0cm" fo:line-height="0.353cm" fo:orphans="0" fo:widows="0" fo:text-indent="0cm" style:auto-text-indent="false" style:text-autospace="none" style:punctuation-wrap="simple" style:vertical-align="baseline"/>
      <style:text-properties fo:font-size="9pt" style:font-size-asian="9pt" style:font-size-complex="8pt"/>
    </style:style>
    <style:style style:name="spisok._20_lit." style:display-name="spisok. lit." style:family="paragraph" style:parent-style-name="Standard" style:next-style-name="Standard">
      <style:paragraph-properties fo:line-height="0.388cm" fo:orphans="0" fo:widows="0" style:punctuation-wrap="simple" style:vertical-align="baseline"/>
      <style:text-properties fo:font-size="10pt" style:font-size-asian="10pt" style:font-size-complex="9pt"/>
    </style:style>
    <style:style style:name="tekst_20_konc._20_snoski" style:display-name="tekst konc. snoski" style:family="paragraph" style:parent-style-name="Standard">
      <style:paragraph-properties fo:margin-left="0.501cm" fo:margin-right="0cm" fo:line-height="0.353cm" fo:orphans="0" fo:widows="0" fo:text-indent="-0.501cm" style:auto-text-indent="false" style:text-autospace="none" style:punctuation-wrap="simple" style:vertical-align="baseline"/>
      <style:text-properties fo:font-size="9pt" style:font-size-asian="9pt"/>
    </style:style>
    <style:style style:name="text" style:family="paragraph" style:parent-style-name="Standard">
      <style:paragraph-properties fo:margin-left="0cm" fo:margin-right="0cm" fo:line-height="0.353cm" fo:orphans="0" fo:widows="0" fo:text-indent="0cm" style:auto-text-indent="false" style:text-autospace="none" style:punctuation-wrap="simple" style:vertical-align="baseline"/>
      <style:text-properties fo:font-size="9pt" style:font-size-asian="9pt"/>
    </style:style>
    <style:style style:name="text_20_prim." style:display-name="text prim." style:family="paragraph" style:parent-style-name="Standard" style:next-style-name="Тема_20_примечания">
      <style:paragraph-properties fo:line-height="0.388cm" fo:orphans="0" fo:widows="0" fo:keep-with-next="always" style:text-autospace="none" style:punctuation-wrap="simple" style:vertical-align="baseline"/>
      <style:text-properties fo:font-size="9pt" style:font-size-asian="9pt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_20_snoski" style:display-name="text snoski" style:family="paragraph" style:parent-style-name="Standard" style:next-style-name="Standard">
      <style:paragraph-properties fo:margin-left="0.501cm" fo:margin-right="0cm" fo:line-height="0.353cm" fo:orphans="0" fo:widows="0" fo:text-indent="-0.501cm" style:auto-text-indent="false" style:text-autospace="none" style:punctuation-wrap="simple" style:vertical-align="baseline"/>
      <style:text-properties fo:font-size="9pt" fo:language="en" fo:country="US" style:font-size-asian="9pt"/>
    </style:style>
    <style:style style:name="verse" style:family="paragraph" style:parent-style-name="Standard">
      <style:paragraph-properties fo:margin-left="0cm" fo:margin-right="0cm" fo:line-height="0.388cm" fo:orphans="0" fo:widows="0" fo:text-indent="1.501cm" style:auto-text-indent="false" style:text-autospace="none" style:punctuation-wrap="simple" style:vertical-align="baseli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Стиль_20_epigraph_20__2b__20_курсив" style:display-name="Стиль epigraph + курсив" style:family="paragraph" style:parent-style-name="epigraph">
      <style:paragraph-properties fo:margin-top="0.247cm" fo:margin-bottom="0cm" loext:contextual-spacing="false" fo:text-align="end" style:justify-single-word="false"/>
      <style:text-properties fo:font-size="10pt" fo:font-style="italic" style:font-size-asian="10pt" style:font-style-asian="italic" style:font-style-complex="italic"/>
    </style:style>
    <style:style style:name="Стиль_20_epigraph_20__2b__20_влево" style:display-name="Стиль epigraph + влево" style:family="paragraph" style:parent-style-name="epigraph">
      <style:paragraph-properties fo:margin-top="0cm" fo:margin-bottom="0.423cm" loext:contextual-spacing="false" fo:text-align="end" style:justify-single-word="false"/>
      <style:text-properties style:font-size-complex="10pt"/>
    </style:style>
    <style:style style:name="bibliog" style:family="paragraph" style:parent-style-name="Standard">
      <style:paragraph-properties fo:line-height="0.388cm" fo:hyphenation-ladder-count="no-limit"/>
      <style:text-properties fo:font-size="10pt" style:font-size-asian="10pt" style:font-size-complex="12pt" fo:hyphenate="false" fo:hyphenation-remain-char-count="2" fo:hyphenation-push-char-count="2"/>
    </style:style>
    <style:style style:name="txt" style:family="paragraph" style:parent-style-name="Standard">
      <style:paragraph-properties fo:margin-left="0cm" fo:margin-right="0cm" fo:line-height="0.388cm" fo:orphans="0" fo:widows="0" fo:text-indent="0cm" style:auto-text-indent="false" style:text-autospace="none"/>
      <style:text-properties fo:font-size="10pt" style:font-size-asian="10pt" style:font-size-complex="12pt"/>
    </style:style>
    <style:style style:name="quotation" style:family="paragraph" style:parent-style-name="txt">
      <style:paragraph-properties fo:margin-left="0.501cm" fo:margin-right="0.501cm" fo:text-indent="0cm" style:auto-text-indent="false"/>
    </style:style>
    <style:style style:name="author" style:family="paragraph" style:parent-style-name="Standard">
      <style:text-properties fo:font-size="10pt" style:font-size-asian="10pt"/>
    </style:style>
    <style:style style:name="line" style:family="paragraph" style:parent-style-name="txt">
      <style:paragraph-properties fo:margin-top="0.212cm" fo:margin-bottom="0.635cm" loext:contextual-spacing="false" fo:text-align="center" style:justify-single-word="false"/>
    </style:style>
    <style:style style:name="normal" style:family="paragraph" style:parent-style-name="Standard">
      <style:paragraph-properties fo:margin-left="0cm" fo:margin-right="0cm" fo:text-indent="0cm" style:auto-text-indent="false"/>
    </style:style>
    <style:style style:name="Norma" style:family="paragraph" style:parent-style-name="Standard"/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.7cm" style:auto-text-indent="false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hyphenation-ladder-count="no-limit" fo:text-indent="0.7cm" style:auto-text-indent="false"/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de" fo:font-family="Code, Arial" style:font-family-generic="swiss" fo:font-size="12pt" fo:language="ru" fo:country="RU" style:font-name-asian="Liberation Serif4" style:font-family-asian="'Liberation Serif'" style:font-family-generic-asian="roman" style:font-pitch-asian="variable" style:font-size-asian="12pt" style:font-name-complex="Code" style:font-family-complex="Code, Arial" style:font-family-generic-complex="swiss" style:font-size-complex="12pt" style:language-complex="ar" style:country-complex="SA"/>
    </style:style>
    <style:style style:name="endnote_20_text" style:display-name="endnote text" style:family="paragraph" style:parent-style-name="Standard">
      <style:paragraph-properties fo:margin-left="0cm" fo:margin-right="0cm" style:line-height-at-least="0.176cm" fo:text-align="start" style:justify-single-word="false" fo:hyphenation-ladder-count="no-limit" fo:text-indent="0cm" style:auto-text-indent="false"/>
      <style:text-properties fo:font-size="10pt" style:font-size-asian="10pt" fo:hyphenate="false" fo:hyphenation-remain-char-count="2" fo:hyphenation-push-char-count="2"/>
    </style:style>
    <style:style style:name="red" style:family="paragraph" style:parent-style-name="Standard">
      <style:paragraph-properties fo:margin-left="0.501cm" fo:margin-right="0.501cm" fo:line-height="0.388cm" fo:text-indent="0cm" style:auto-text-indent="false"/>
      <style:text-properties fo:font-size="10pt" style:font-size-asian="10pt" style:font-size-complex="12pt"/>
    </style:style>
    <style:style style:name="Style3" style:family="paragraph" style:parent-style-name="Standard">
      <style:paragraph-properties fo:margin-left="0cm" fo:margin-right="0cm" fo:line-height="150%" fo:text-indent="1.27cm" style:auto-text-indent="false" style:text-autospace="none" style:punctuation-wrap="simple" style:vertical-align="baseline"/>
    </style:style>
    <style:style style:name="Абзац_20_списка1" style:display-name="Абзац списка1" style:family="paragraph" style:parent-style-name="Standard">
      <style:paragraph-properties fo:margin-left="1.27cm" fo:margin-right="0cm" style:line-height-at-least="0.176cm" fo:text-indent="0.7cm" style:auto-text-indent="false"/>
      <style:text-properties style:font-name="Arial" fo:font-family="Arial" style:font-family-generic="swiss" style:font-pitch="variable" fo:font-size="10pt" style:letter-kerning="true" style:font-name-asian="SimSun" style:font-family-asian="SimSun, 宋体" style:font-pitch-asian="variable" style:font-size-asian="10pt" style:font-name-complex="Mangal" style:font-family-complex="Mangal" style:font-pitch-complex="variable" style:font-size-complex="12pt" style:language-complex="hi" style:country-complex="IN"/>
    </style:style>
    <style:style style:name="Основной_20_текст_20_21" style:display-name="Основной текст 21" style:family="paragraph" style:parent-style-name="Standard">
      <style:text-properties fo:font-size="14pt" fo:font-style="italic" style:font-size-asian="14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WW-Сноска" style:family="paragraph" style:parent-style-name="Standard">
      <style:paragraph-properties fo:margin-top="0cm" fo:margin-bottom="0.282cm" loext:contextual-spacing="false" fo:line-height="105%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ext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обыч" style:family="paragraph" style:parent-style-name="Standard" style:default-outline-level="1" style:list-style-name="">
      <style:paragraph-properties fo:margin-left="0cm" fo:margin-right="0cm" fo:margin-top="0.212cm" fo:margin-bottom="0.212cm" loext:contextual-spacing="false" fo:line-height="0.353cm" fo:text-align="center" style:justify-single-word="false" fo:text-indent="0cm" style:auto-text-indent="false">
        <style:tab-stops>
          <style:tab-stop style:position="12.002c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2pt"/>
    </style:style>
    <style:style style:name="Стиль_20_Norma_20__2b__20_Первая_20_строка_3a__20__20_0_20_см_20_Справа_3a__20__20_198_20_см" style:display-name="Стиль Norma + Первая строка:  0 см Справа:  198 см" style:family="paragraph" style:parent-style-name="Norma">
      <style:paragraph-properties fo:margin-left="0cm" fo:margin-right="1.981cm" fo:line-height="0.335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Цитата" style:family="paragraph" style:parent-style-name="Аннотация_20_и_20_Ключевые_20_слова">
      <style:paragraph-properties fo:margin-left="0.501cm" fo:margin-right="0.501cm" fo:text-indent="0cm" style:auto-text-indent="false"/>
    </style:style>
    <style:style style:name="Поэма" style:family="paragraph" style:parent-style-name="Standard" style:master-page-name="">
      <loext:graphic-properties draw:fill="none" draw:fill-color="#729fcf"/>
      <style:paragraph-properties fo:margin-left="4.001cm" fo:margin-right="0cm" fo:margin-top="0.275cm" fo:margin-bottom="0.275cm" loext:contextual-spacing="true" fo:line-height="0.388cm" fo:text-align="start" style:justify-single-word="false" fo:text-indent="0cm" style:auto-text-indent="false" style:page-number="auto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2" style:family="paragraph" style:parent-style-name="Contents_20_2">
      <style:paragraph-properties fo:line-height="0.353cm">
        <style:tab-stops>
          <style:tab-stop style:position="12.7cm" style:type="right" style:leader-style="dotted" style:leader-text="."/>
        </style:tab-stops>
      </style:paragraph-properties>
      <style:text-properties officeooo:rsid="00f7d3b7"/>
    </style:style>
    <style:style style:name="Заголовок_20_записки" style:display-name="Заголовок записки" style:family="paragraph" style:parent-style-name="Standard" style:next-style-name="Standard"/>
    <style:style style:name="eieiioeooe" style:family="paragraph">
      <style:paragraph-properties fo:orphans="0" fo:widows="0" style:text-autospace="none" style:punctuation-wrap="simple" style:vertical-align="baseline"/>
      <style:text-properties style:use-window-font-color="true" style:font-name="Times1" fo:font-family="Times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Times1" style:font-family-complex="Times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cm" fo:margin-bottom="0cm" loext:contextual-spacing="false" fo:line-height="0.423cm" fo:orphans="0" fo:widows="0" style:text-autospace="none" style:punctuation-wrap="simple" style:vertical-align="baseline"/>
      <style:text-properties style:font-name="NewtonC1" fo:font-family="NewtonC, Arial" style:font-family-generic="swiss" style:font-pitch="variable" fo:font-weight="bold" style:font-name-asian="Liberation Serif4" style:font-family-asian="'Liberation Serif'" style:font-family-generic-asian="roman" style:font-pitch-asian="variable" style:font-weight-asian="bold" style:font-name-complex="NewtonC1" style:font-family-complex="NewtonC, Arial" style:font-family-generic-complex="swiss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4" fo:font-family="'Liberation Serif'" style:font-family-generic="roman" style:font-pitch="variable" fo:font-style="italic" style:font-style-asian="italic" style:font-name-complex="Liberation Serif4" style:font-family-complex="'Liberation Serif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style:use-window-font-color="true" style:font-name="Liberation Serif4" fo:font-family="'Liberation Serif'" style:font-family-generic="roman" style:font-pitch="variable" style:text-underline-style="none" style:font-name-complex="Liberation Serif4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 style:parent-style-name="Основной_20_шрифт_20_абзаца">
      <style:text-properties fo:font-weight="bold" style:font-size-asian="10.5pt" style:font-weight-asian="bold" style:font-name-complex="Liberation Serif4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Page_20_Number" style:display-name="Page Number" style:family="text">
      <style:text-properties fo:color="#000000" style:font-name="Liberation Serif4" fo:font-family="'Liberation Serif'" style:font-family-generic="roman" style:font-pitch="variable" fo:font-size="10pt" fo:language="ru" fo:country="RU" style:font-size-asian="10pt" style:font-name-complex="Liberation Serif4" style:font-family-complex="'Liberation Serif'" style:font-family-generic-complex="roman" style:font-pitch-complex="variable" style:font-size-complex="10pt"/>
    </style:style>
    <style:style style:name="Подзаголовок1" style:family="text"/>
    <style:style style:name="_20_Знак_20_Знак12" style:display-name=" Знак Знак12" style:family="text">
      <style:text-properties fo:text-transform="uppercase" fo:font-size="11pt" fo:font-weight="bold" style:font-size-asian="11pt" style:font-weight-asian="bold" style:language-complex="ar" style:country-complex="SA"/>
    </style:style>
    <style:style style:name="_20_Знак_20_Знак11" style:display-name=" Знак Знак11" style:family="text">
      <style:text-properties fo:text-transform="uppercase" fo:font-size="11pt" fo:language="ru" fo:country="RU" fo:font-weight="bold" style:font-size-asian="11pt" style:font-weight-asian="bold" style:language-complex="ar" style:country-complex="SA"/>
    </style:style>
    <style:style style:name="_20_Знак_20_Знак10" style:display-name=" Знак Знак10" style:family="text">
      <style:text-properties fo:font-size="11pt" fo:language="ru" fo:country="RU" fo:font-style="italic" style:font-size-asian="11pt" style:font-style-asian="italic" style:language-complex="ar" style:country-complex="SA"/>
    </style:style>
    <style:style style:name="_20_Знак_20_Знак9" style:display-name=" Знак Знак9" style:family="text">
      <style:text-properties fo:text-transform="uppercase" fo:language="ru" fo:country="RU" fo:font-weight="bold" style:font-weight-asian="bold" style:font-size-complex="12pt" style:language-complex="ar" style:country-complex="SA"/>
    </style:style>
    <style:style style:name="_20_Знак_20_Знак8" style:display-name=" Знак Знак8" style:family="text">
      <style:text-properties fo:font-size="11pt" fo:language="ru" fo:country="RU" fo:font-weight="bold" style:font-size-asian="11pt" style:font-weight-asian="bold" style:language-complex="ar" style:country-complex="SA"/>
    </style:style>
    <style:style style:name="_20_Знак_20_Знак7" style:display-name=" Знак Знак7" style:family="text">
      <style:text-properties fo:language="ru" fo:country="RU" fo:font-weight="bold" style:font-weight-asian="bold" style:font-size-complex="9pt" style:language-complex="ar" style:country-complex="SA"/>
    </style:style>
    <style:style style:name="_20_Знак_20_Знак6" style:display-name=" Знак Знак6" style:family="text">
      <style:text-properties fo:language="ru" fo:country="RU" fo:font-style="italic" fo:font-weight="bold" style:font-style-asian="italic" style:font-weight-asian="bold" style:font-size-complex="9pt" style:language-complex="ar" style:country-complex="SA"/>
    </style:style>
    <style:style style:name="_20_Знак_20_Знак5" style:display-name=" Знак Знак5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_20_Знак_20_Знак4" style:display-name=" Знак Знак4" style:family="text">
      <style:text-properties fo:font-size="11pt" fo:language="ru" fo:country="RU" fo:font-style="italic" fo:font-weight="bold" style:font-size-asian="11pt" style:font-style-asian="italic" style:font-weight-asian="bold" style:font-size-complex="8pt" style:language-complex="ar" style:country-complex="SA"/>
    </style:style>
    <style:style style:name="_20_Знак_20_Знак3" style:display-name=" Знак Знак3" style:family="text">
      <style:text-properties fo:font-size="14pt" fo:language="ru" fo:country="RU" style:font-size-asian="14pt" style:font-size-complex="14pt" style:language-complex="ar" style:country-complex="SA"/>
    </style:style>
    <style:style style:name="_20_Знак_20_Знак2" style:display-name=" Знак Знак2" style:family="text">
      <style:text-properties fo:language="ru" fo:country="RU" style:language-complex="ar" style:country-complex="SA"/>
    </style:style>
    <style:style style:name="_20_Знак_20_Знак1" style:display-name=" Знак Знак1" style:family="text">
      <style:text-properties fo:language="ru" fo:country="RU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_20_Знак_20_Знак" style:display-name=" Знак Знак" style:family="text" style:parent-style-name="Основной_20_шрифт_20_абзаца">
      <style:text-properties fo:font-size="9pt" fo:language="ru" fo:country="RU" style:font-size-asian="9pt" style:font-name-complex="Calibri" style:font-family-complex="Calibri, 'Trebuchet MS'" style:font-family-generic-complex="swiss" style:font-pitch-complex="variable" style:font-size-complex="9pt" style:language-complex="ar" style:country-complex="SA"/>
    </style:style>
    <style:style style:name="articletitle" style:family="text"/>
    <style:style style:name="pubinfo" style:family="text"/>
    <style:style style:name="pub_5f_name" style:display-name="pub_nam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Liberation Serif4" style:font-family-asian="'Liberation Serif'" style:font-family-generic-asian="roman" style:font-pitch-asian="variable" style:font-name-complex="Courier New" style:font-family-complex="'Courier New'" style:font-family-generic-complex="modern"/>
    </style:style>
    <style:style style:name="s12" style:family="text"/>
    <style:style style:name="s11" style:family="text"/>
    <style:style style:name="s16" style:family="text"/>
    <style:style style:name="_20_Знак_20_Знак13" style:display-name=" Знак Знак13" style:family="text">
      <style:text-properties fo:font-size="11pt" fo:font-style="italic" style:font-size-asian="11pt" style:font-style-asian="italic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_20_Знак_20_Знак14" style:display-name=" Знак Знак14" style:family="text">
      <style:text-properties fo:text-transform="uppercase" fo:font-size="11pt" fo:font-weight="bold" style:font-size-asian="11pt" style:font-weight-asian="bold"/>
    </style:style>
    <style:style style:name="citation" style:family="text"/>
    <style:style style:name="translation-chunk" style:family="text"/>
    <style:style style:name="Знак_20_Знак_20_Знак" style:display-name="Знак Знак Знак" style:family="text">
      <style:text-properties fo:language="ru" fo:country="RU" style:language-complex="ar" style:country-complex="SA"/>
    </style:style>
    <style:style style:name="Heading_20_1_20_Char" style:display-name="Heading 1 Char" style:family="text" style:parent-style-name="Основной_20_шрифт_20_абзаца">
      <style:text-properties style:font-name="Liberation Serif4" fo:font-family="'Liberation Serif'" style:font-family-generic="roman" style:font-pitch="variable" fo:font-size="24pt" fo:language="none" fo:country="none" fo:font-weight="bold" style:letter-kerning="true" style:font-size-asian="24pt" style:font-weight-asian="bold" style:font-name-complex="Liberation Serif4" style:font-family-complex="'Liberation Serif'" style:font-family-generic-complex="roman" style:font-pitch-complex="variable" style:font-size-complex="24pt" style:font-weight-complex="bold"/>
    </style:style>
    <style:style style:name="символы_20_статьи" style:display-name="символы статьи" style:family="text">
      <style:text-properties style:font-name="Liberation Serif5" fo:font-family="'Liberation Serif'" style:font-style-name="Обычный" style:font-family-generic="roman" style:font-pitch="variable" fo:font-size="11pt" fo:letter-spacing="0.014cm" fo:background-color="transparent" style:font-size-asian="10.5pt" loext:shadow="none"/>
    </style:style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Заголовок_20_записки_20_Знак" style:display-name="Заголовок записки Знак" style:family="text" style:parent-style-name="Основной_20_шрифт_20_абзаца"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style:language-complex="ar" style:country-complex="S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5.001cm"/>
        </style:list-level-properties>
        <style:text-properties style:font-name="Symbol1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2.461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1.191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.08cm" fo:text-indent="-0.079cm" fo:margin-left="5.08cm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6.35cm" fo:text-indent="-1.349cm" fo:margin-left="6.35cm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2.619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.89cm" fo:text-indent="-3.889cm" fo:margin-left="8.89cm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0.16cm" fo:text-indent="-5.159cm" fo:margin-left="10.16cm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6.429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984cm" fo:margin-left="6.985cm"/>
        </style:list-level-properties>
      </text:list-level-style-number>
    </text:list-style>
    <text:list-style style:name="Список_20_памятки_20_для_20_авторов" style:display-name="Список памятки для авторов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bullet text:level="3" text:style-name="Character_5f_20_5f_style" style:num-suffix="." text:bullet-char="–">
        <style:list-level-properties text:list-level-position-and-space-mode="label-alignment">
          <style:list-level-label-alignment text:label-followed-by="space" fo:text-indent="2cm"/>
        </style:list-level-properties>
        <style:text-properties fo:font-family="Verdana" style:font-style-name="Обычный" style:font-family-generic="swis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2.501cm" fo:page-height="18.5cm" style:num-format="1" style:print-orientation="portrait" fo:margin-top="2cm" fo:margin-bottom="2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2.501cm" fo:page-height="18.5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0%" style:color="#000000"/>
      </style:page-layout-properties>
      <style:header-style/>
      <style:footer-style>
        <style:header-footer-properties fo:min-height="0.45cm" fo:margin-left="0cm" fo:margin-right="0cm" fo:margin-top="0.34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2.501cm" fo:page-height="18.5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/>
      <style:footer-style>
        <style:header-footer-properties fo:min-height="0.45cm" fo:margin-left="0cm" fo:margin-right="0cm" fo:margin-top="0.349cm" fo:background-color="transparent" style:dynamic-spacing="false" draw:fill="none" draw:fill-color="#729fcf"/>
      </style:footer-style>
    </style:page-layout>
    <style:page-layout style:name="Mpm5">
      <style:page-layout-properties fo:page-width="12.501cm" fo:page-height="18.5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2.501cm" fo:page-height="18.5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499cm" fo:page-height="21.001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2.501cm" fo:page-height="18.5cm" style:num-format="1" style:print-orientation="portrait" fo:margin-top="2cm" fo:margin-bottom="2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6.701cm" fo:page-height="25.5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6.701cm" fo:page-height="25.5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2.501cm" fo:page-height="18.5cm" style:num-format="1" style:print-orientation="portrait" fo:margin-top="2cm" fo:margin-bottom="2cm" fo:margin-left="1.499cm" fo:margin-right="1.499cm" style:register-truth-ref-style-name="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/>
      <style:footer-style>
        <style:header-footer-properties fo:min-height="0.45cm" fo:margin-left="0cm" fo:margin-right="0cm" fo:margin-top="0.3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TOC" style:page-layout-name="Mpm7"/>
    <style:master-page style:name="Задний_20_форзац" style:display-name="Задний форзац" style:page-layout-name="Mpm8"/>
    <style:master-page style:name="Footnote" style:page-layout-name="Mpm9"/>
    <style:master-page style:name="Index" style:page-layout-name="Mpm10"/>
    <style:master-page style:name="Страница_20_издания" style:display-name="Страница издания" style:page-layout-name="Mpm11">
      <style:footer>
        <text:p text:style-name="MP2"><text:page-number text:select-page="current">5</text:page-number></text:p>
      </style:footer>
      <style:footer-left>
        <text:p text:style-name="MP3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51:12.039000911</meta:creation-date>
    <meta:generator>LibreOffice/5.4.4.2$Linux_X86_64 LibreOffice_project/2524958677847fb3bb44820e40380acbe820f960</meta:generator>
    <meta:editing-duration>PT6M57S</meta:editing-duration>
    <meta:editing-cycles>3</meta:editing-cycles>
    <dc:date>2019-04-01T14:58:08.567076520</dc:date>
    <meta:document-statistic meta:table-count="2" meta:image-count="0" meta:object-count="0" meta:page-count="6" meta:paragraph-count="42" meta:word-count="292" meta:character-count="1998" meta:non-whitespace-character-count="1735"/>
  </office:meta>
</office:document-meta>
</file>